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2.261cm"/>
    </style:style>
    <style:style style:name="co4" style:family="table-column">
      <style:table-column-properties fo:break-before="auto" style:column-width="0.706cm"/>
    </style:style>
    <style:style style:name="co5" style:family="table-column">
      <style:table-column-properties fo:break-before="auto" style:column-width="0.515cm"/>
    </style:style>
    <style:style style:name="co6" style:family="table-column">
      <style:table-column-properties fo:break-before="auto" style:column-width="3.6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4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4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4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4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5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5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3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3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3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3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3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1-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1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1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1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9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9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9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9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6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6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6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6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60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60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7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7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7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7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4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4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4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4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9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9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2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3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3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4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4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1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1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1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2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2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2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2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2-5,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2-5,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3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3-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4-2,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4-2,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4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4-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5-3,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5-3,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3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3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5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5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7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7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8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8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8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8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8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8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9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9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1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1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7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7.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7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7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6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6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5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5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5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5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1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1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1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1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2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2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2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2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3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3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3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3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4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4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6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6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6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6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5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5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5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5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8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8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8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8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9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9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3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7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7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7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7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1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3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3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3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3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5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5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6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6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3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3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3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3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6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6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7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7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7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7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6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6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9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9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9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9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0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0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0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0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0-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0-4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0-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0-4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7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7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3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3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3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3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7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7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7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721.svg</text:p>
          </table:table-cell>
          <table:table-cell office:value-type="string" calcext:value-type="string">
            <text:p>"~</text:p>
          </table:table-cell>
        </table:table-row>
      </table:table>
      <table:table table:name="taginfo_2023" table:style-name="ta1">
        <table:table-column table:style-name="co1" table:number-columns-repeated="6" table:default-cell-style-name="Default"/>
        <table:table-column table:style-name="co3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Default"/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A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A1:30:Z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_30_Z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A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A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A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A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B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B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B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B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B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B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B6:m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_m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B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B7:(old)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_(old)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C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C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C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C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C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C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C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C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C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C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C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9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C1:m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_m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C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C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C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C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C22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C22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C23-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C23-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C23-0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C2:m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_m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C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C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C4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C4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C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C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C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C7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C7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C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C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9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D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D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D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D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D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D5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D5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D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D6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D6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D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E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E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E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E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E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E1:m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_m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E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E2:m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_m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E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E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E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E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E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E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E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9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F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F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F10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F10:(v1)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1)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F10:(v2)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2)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F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F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F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F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F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F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F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F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9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G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G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G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G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G12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G12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G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G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G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G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G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G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G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G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G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G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9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H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H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J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J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J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J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J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J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J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J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J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J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J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9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J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J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J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J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J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J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J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J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J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J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J2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9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J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J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J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J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J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J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J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J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J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J37:(old)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(old)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J37:zonder:onderbor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zonder_onderbord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J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J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9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J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J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J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J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J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J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9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K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K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K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K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K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K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K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K2:20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_201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K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K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K4:20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_201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K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K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K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K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K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9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L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L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L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L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L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L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L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L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L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L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L19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L19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r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L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L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L3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L3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L3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c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L3:2011:bushalte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_2011_bushalte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L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L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L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L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L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L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L9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l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NL:L9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r.png</text:p>
          </table:table-cell>
          <table:table-cell office:value-type="string" calcext:value-type="string">
            <text:p>"</text:p>
          </table:table-cell>
        </table:table-row>
        <table:table-row table:style-name="ro2" table:number-rows-repeated="1047814">
          <table:table-cell table:number-columns-repeated="15"/>
        </table:table-row>
        <table:table-row table:style-name="ro1" table:number-rows-repeated="57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ca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ca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 style:data-style-name="N2" text:time-value="19:06:55.332000000"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2-21T22:27:43.489000000</meta:creation-date>
    <dc:date>2023-11-05T01:17:42.365000000</dc:date>
    <meta:editing-duration>P2DT5H13M22S</meta:editing-duration>
    <meta:editing-cycles>8</meta:editing-cycles>
    <meta:generator>LibreOffice/7.6.2.1$Windows_x86 LibreOffice_project/56f7684011345957bbf33a7ee678afaf4d2ba333</meta:generator>
    <meta:document-statistic meta:table-count="2" meta:cell-count="12399" meta:object-count="0"/>
  </office:meta>
</office:document-meta>
</file>